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spection of number of in-range values revealed that this parameter is in-range 2000 times out of 480000. This leaves me with very little confidence that any of these measurements are at all accurate. Removing IRI from my investigations.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9,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/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20:28:06.306051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9T20:28:20.972871254</dc:date>
    <meta:editing-duration>PT6H57S</meta:editing-duration>
    <meta:editing-cycles>70</meta:editing-cycles>
    <meta:generator>LibreOffice/4.2.8.2$Linux_X86_64 LibreOffice_project/420m0$Build-2</meta:generator>
    <meta:document-statistic meta:table-count="1" meta:cell-count="679" meta:object-count="0"/>
  </office:meta>
</office:document-meta>
</file>